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pStemmer.r_Lose_infix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KpStemmer.r_V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KpStemmer.r_Step_3(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1">
            <text:p text:style-name="Table_20_Contents">1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2">
            <text:p text:style-name="Table_20_Contents">7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KpStemmer.r_Step_1( )</text:p>
          </table:table-cell>
          <table:table-cell office:value-type="float" office:value="49">
            <text:p text:style-name="Table_20_Contents">49</text:p>
          </table:table-cell>
          <table:table-cell office:value-type="float" office:value="41">
            <text:p text:style-name="Table_20_Contents">41</text:p>
          </table:table-cell>
          <table:table-cell office:value-type="float" office:value="206">
            <text:p text:style-name="Table_20_Contents">206</text:p>
          </table:table-cell>
        </table:table-row>
        <table:table-row>
          <table:table-cell office:value-type="string">
            <text:p text:style-name="Table_20_Contents">KpStemmer.r_Lose_prefix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KpStemmer.copy_from( Kp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KpStemmer.r_VX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KpStemmer.r_Step_6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">
            <text:p text:style-name="Table_20_Contents">1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KpStemmer.r_Step_2( )</text:p>
          </table:table-cell>
          <table:table-cell office:value-type="float" office:value="51">
            <text:p text:style-name="Table_20_Contents">51</text:p>
          </table:table-cell>
          <table:table-cell office:value-type="float" office:value="38">
            <text:p text:style-name="Table_20_Contents">38</text:p>
          </table:table-cell>
          <table:table-cell office:value-type="float" office:value="213">
            <text:p text:style-name="Table_20_Contents">213</text:p>
          </table:table-cell>
        </table:table-row>
        <table:table-row>
          <table:table-cell office:value-type="string">
            <text:p text:style-name="Table_20_Contents">KpStemmer.r_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pStemmer.r_Step_7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KpStemmer.r_lengthen_V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08">
            <text:p text:style-name="Table_20_Contents">108</text:p>
          </table:table-cell>
        </table:table-row>
        <table:table-row>
          <table:table-cell office:value-type="string">
            <text:p text:style-name="Table_20_Contents">KpStemmer.r_C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KpStemmer.r_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pStemmer.r_Step_4(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39">
            <text:p text:style-name="Table_20_Contents">139</text:p>
          </table:table-cell>
        </table:table-row>
        <table:table-row>
          <table:table-cell office:value-type="string">
            <text:p text:style-name="Table_20_Contents">KpStemmer.stem( )</text:p>
          </table:table-cell>
          <table:table-cell office:value-type="float" office:value="48">
            <text:p text:style-name="Table_20_Contents">48</text:p>
          </table:table-cell>
          <table:table-cell office:value-type="float" office:value="42">
            <text:p text:style-name="Table_20_Contents">42</text:p>
          </table:table-cell>
          <table:table-cell office:value-type="float" office:value="245">
            <text:p text:style-name="Table_20_Contents">245</text:p>
          </table:table-cell>
        </table:table-row>
        <table:table-row>
          <table:table-cell office:value-type="string">
            <text:p text:style-name="Table_20_Contents">KpStemmer.r_Step_1c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KpStemmer.r_measure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6">
            <text:p text:style-name="Table_20_Contents">1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